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dac" officeooo:paragraph-rsid="00083dac"/>
    </style:style>
    <style:style style:name="P2" style:family="paragraph" style:parent-style-name="Standard">
      <style:text-properties officeooo:rsid="00083dac" officeooo:paragraph-rsid="000a1bbe"/>
    </style:style>
    <style:style style:name="P3" style:family="paragraph" style:parent-style-name="Standard">
      <style:text-properties officeooo:rsid="00083dac" officeooo:paragraph-rsid="000a1ce3"/>
    </style:style>
    <style:style style:name="P4" style:family="paragraph" style:parent-style-name="Standard">
      <style:text-properties officeooo:rsid="00083dac" officeooo:paragraph-rsid="000a9bbb"/>
    </style:style>
    <style:style style:name="P5" style:family="paragraph" style:parent-style-name="Standard">
      <style:text-properties fo:font-weight="normal" officeooo:rsid="00083dac" officeooo:paragraph-rsid="00083dac" style:font-weight-asian="normal" style:font-weight-complex="normal"/>
    </style:style>
    <style:style style:name="P6" style:family="paragraph" style:parent-style-name="Standard">
      <style:text-properties officeooo:rsid="00089d41" officeooo:paragraph-rsid="00089d41"/>
    </style:style>
    <style:style style:name="P7" style:family="paragraph" style:parent-style-name="Standard">
      <style:text-properties officeooo:rsid="000a9bbb" officeooo:paragraph-rsid="000a9bbb"/>
    </style:style>
    <style:style style:name="T1" style:family="text">
      <style:text-properties officeooo:rsid="00089d41"/>
    </style:style>
    <style:style style:name="T2" style:family="text">
      <style:text-properties officeooo:rsid="000a1ce3"/>
    </style:style>
    <style:style style:name="T3" style:family="text">
      <style:text-properties officeooo:rsid="000a9bbb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am a recent Bournemouth University graduate having finished my studies in Computer Visualisation and Animation BA (Hons). </text:p>
      <text:p text:style-name="P3"/>
      <text:p text:style-name="P3"><text:span text:style-name="T1">At University I learned to combine creative and technical skills, creating computer graphics through programming and mathematics. Also developing a good generalist foundation in the wider CG pipeline with industry standard software.</text:span></text:p>
      <text:p text:style-name="P7"/>
      <text:p text:style-name="P2"><text:span text:style-name="T1">I</text:span>'m fascinated with using code to draw and <text:span text:style-name="T1">am interested in </text:span>explor<text:span text:style-name="T1">ing</text:span> generative art, data representation, geometry and pattern. <text:span text:style-name="T1">In particular my </text:span>inspiration<text:span text:style-name="T1">s</text:span> in<text:span text:style-name="T1">clude</text:span> abstract<text:span text:style-name="T1">ion in</text:span> art and animation (Norman McLaren, Len Lye, Oskar Fishenger, M C Escher, Kandinsky, Miro, Klee, Art Deco).</text:p>
      <text:p text:style-name="P2"/>
      <text:p text:style-name="P7">I am proficient in:</text:p>
      <text:p text:style-name="P4">C#, <text:span text:style-name="T2">P</text:span>ython, C++, Maya, Maya Python, Blender, <text:span text:style-name="T3">Illustration, </text:span>Photoshop, Git <text:span text:style-name="T3">+</text:span> Github, Mathematics, <text:span text:style-name="T3">html+css</text:span></text:p>
      <text:p text:style-name="P4"/>
      <text:p text:style-name="P6"><text:a xlink:type="simple" xlink:href="http://www.joshuadeakin.com/" text:style-name="Internet_20_link" text:visited-style-name="Visited_20_Internet_20_Link">www.joshuadeakin.com</text:a></text:p>
      <text:p text:style-name="P6"/>
      <text:p text:style-name="P6">contact@joshuadeakin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01:30:45.752000000</meta:creation-date>
    <dc:date>2016-01-09T02:53:00.870000000</dc:date>
    <meta:editing-duration>PT5M28S</meta:editing-duration>
    <meta:editing-cycles>1</meta:editing-cycles>
    <meta:document-statistic meta:table-count="0" meta:image-count="0" meta:object-count="0" meta:page-count="1" meta:paragraph-count="7" meta:word-count="113" meta:character-count="812" meta:non-whitespace-character-count="705"/>
    <meta:generator>LibreOffice/5.0.0.5$Windows_X86_64 LibreOffice_project/1b1a90865e348b492231e1c451437d7a15bb262b</meta:generator>
  </office:meta>
</office:document-meta>
</file>